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2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51cm"/>
    </style:style>
    <style:style style:name="co4" style:family="table-column">
      <style:table-column-properties fo:break-before="auto" style:column-width="2.898cm"/>
    </style:style>
    <style:style style:name="co5" style:family="table-column">
      <style:table-column-properties fo:break-before="auto" style:column-width="3.8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11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  <style:style style:name="ce29" style:family="table-cell" style:parent-style-name="Default" style:data-style-name="N75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font-name="Arial"/>
    </style:style>
    <style:style style:name="ce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font-name="Arial"/>
    </style:style>
    <style:style style:name="ce32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style:font-name="Arial"/>
    </style:style>
    <style:style style:name="ce33" style:family="table-cell" style:parent-style-name="Default" style:data-style-name="N123">
      <style:table-cell-properties fo:background-color="transparent"/>
      <style:text-properties style:font-name="Arial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36" style:family="table-cell" style:parent-style-name="Default" style:data-style-name="N1">
      <style:text-properties style:font-name="Arial"/>
    </style:style>
    <style:style style:name="ce37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transparent"/>
      <style:text-properties style:font-name="Arial"/>
    </style:style>
    <style:style style:name="ce39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40" style:family="table-cell" style:parent-style-name="Default" style:data-style-name="N123">
      <style:table-cell-properties fo:background-color="transparent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1">
      <style:table-cell-properties fo:background-color="#3faf46"/>
      <style:text-properties style:font-name="Arial"/>
    </style:style>
    <style:style style:name="ce42" style:family="table-cell" style:parent-style-name="Default">
      <style:table-cell-properties fo:background-color="#ff6d6d"/>
      <style:text-properties style:font-name="Arial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/>
    </style:style>
    <style:style style:name="ce4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1">
      <style:table-cell-properties fo:background-color="#5983b0"/>
      <style:text-properties style:font-name="Arial"/>
    </style:style>
    <style:style style:name="ce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/>
    </style:style>
    <style:style style:name="ce68" style:family="table-cell" style:parent-style-name="Default">
      <style:table-cell-properties fo:background-color="transparent" fo:wrap-option="wrap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122">
      <style:table-cell-properties fo:background-color="#3faf46"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fo:background-color="transparent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22">
      <style:text-properties style:font-name="Ari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5" style:family="table-cell" style:parent-style-name="Default" style:data-style-name="N1">
      <style:table-cell-properties fo:background-color="transparent"/>
      <style:text-properties style:font-name="Arial"/>
    </style:style>
    <style:style style:name="ce26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cm"/>
      <style:text-properties style:font-name="Arial"/>
    </style:style>
    <style:style style:name="ce27" style:family="table-cell" style:parent-style-name="Default" style:data-style-name="N1">
      <style:table-cell-properties fo:background-color="transparent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22">
      <style:table-cell-properties fo:background-color="transparent"/>
      <style:text-properties style:font-name="Arial"/>
    </style:style>
    <style:style style:name="ce38" style:family="table-cell" style:parent-style-name="Default" style:data-style-name="N122">
      <style:table-cell-properties style:text-align-source="fix" style:repeat-content="false" fo:wrap-option="wrap"/>
      <style:paragraph-properties fo:text-align="center" fo:margin-left="0cm"/>
      <style:text-properties style:font-name="Arial"/>
    </style:style>
    <style:style style:name="ce45" style:family="table-cell" style:parent-style-name="Default" style:data-style-name="N122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46" style:family="table-cell" style:parent-style-name="Default" style:data-style-name="N122">
      <style:table-cell-properties fo:background-color="transparent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Linienspitzen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rognosen" table:style-name="ta1">
        <office:forms form:automatic-focus="false" form:apply-design-mode="false"/>
        <table:table-column table:style-name="co1" table:default-cell-style-name="ce36"/>
        <table:table-column table:style-name="co2" table:number-columns-repeated="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2" table:number-columns-repeated="3" table:default-cell-style-name="ce30"/>
        <table:table-column table:style-name="co2" table:default-cell-style-name="ce36"/>
        <table:table-column table:style-name="co2" table:default-cell-style-name="ce23"/>
        <table:table-column table:style-name="co2" table:number-columns-repeated="1012" table:default-cell-style-name="ce30"/>
        <table:table-row table:style-name="ro1">
          <table:table-cell table:style-name="ce29" office:value-type="date" office:date-value="2022-08-16" calcext:value-type="date" table:number-columns-spanned="4" table:number-rows-spanned="1">
            <text:p>16. Aug 2022</text:p>
          </table:table-cell>
          <table:covered-table-cell table:number-columns-repeated="3" table:style-name="ce10"/>
          <table:table-cell table:style-name="ce10" table:number-columns-repeated="5"/>
          <table:table-cell table:style-name="ce25"/>
          <table:table-cell table:style-name="ce28"/>
          <table:table-cell table:style-name="ce10" table:number-columns-repeated="1005"/>
          <table:table-cell table:number-columns-repeated="7"/>
        </table:table-row>
        <table:table-row table:style-name="ro1">
          <table:table-cell table:style-name="ce30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31" office:value-type="string" calcext:value-type="string">
            <text:p>Abzugswert nicht kleiner Grundlast</text:p>
          </table:table-cell>
          <table:table-cell table:style-name="ce31" office:value-type="string" calcext:value-type="string">
            <text:p>Faktor</text:p>
          </table:table-cell>
          <table:table-cell table:style-name="ce31" office:value-type="string" calcext:value-type="string">
            <text:p>BatterVollUm</text:p>
          </table:table-cell>
          <table:table-cell table:style-name="ce43" office:value-type="string" calcext:value-type="string">
            <text:p>aktuelle Sunde</text:p>
          </table:table-cell>
          <table:table-cell table:style-name="ce43" office:value-type="string" calcext:value-type="string">
            <text:p>MaxLadung</text:p>
          </table:table-cell>
          <table:table-cell table:style-name="ce43" office:value-type="string" calcext:value-type="string">
            <text:p>BattKapaFaktor BattKapaFaktor_Max</text:p>
          </table:table-cell>
          <table:table-cell table:style-name="ce43" office:value-type="string" calcext:value-type="string">
            <text:p>Grundlast</text:p>
          </table:table-cell>
          <table:table-cell table:style-name="ce43" table:number-columns-repeated="2"/>
          <table:table-cell table:style-name="ce26"/>
          <table:table-cell table:style-name="ce38"/>
          <table:table-cell table:style-name="ce43" table:number-columns-repeated="1012"/>
        </table:table-row>
        <table:table-row table:style-name="ro1">
          <table:table-cell table:style-name="ce32" office:value-type="float" office:value="2600" calcext:value-type="float">
            <text:p>2600</text:p>
          </table:table-cell>
          <table:table-cell table:style-name="ce32" office:value-type="float" office:value="1.2" calcext:value-type="float">
            <text:p>1,2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000" calcext:value-type="float">
            <text:p>300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500" calcext:value-type="float">
            <text:p>500</text:p>
          </table:table-cell>
          <table:table-cell table:style-name="ce54" table:number-columns-repeated="2"/>
          <table:table-cell table:style-name="ce35"/>
          <table:table-cell table:style-name="ce45"/>
          <table:table-cell table:style-name="ce54" table:number-columns-repeated="1012"/>
        </table:table-row>
        <table:table-row table:style-name="ro3">
          <table:table-cell table:style-name="ce33"/>
          <table:table-cell table:style-name="ce39"/>
          <table:table-cell table:style-name="ce10" table:number-columns-repeated="2"/>
          <table:table-cell table:style-name="ce67"/>
          <table:table-cell table:style-name="ce32" office:value-type="float" office:value="10" calcext:value-type="float">
            <text:p>10</text:p>
          </table:table-cell>
          <table:table-cell table:style-name="ce10" table:number-columns-repeated="3"/>
          <table:table-cell table:style-name="ce25"/>
          <table:table-cell table:style-name="ce28"/>
          <table:table-cell table:style-name="ce10" table:number-columns-repeated="1012"/>
        </table:table-row>
        <table:table-row table:style-name="ro4">
          <table:table-cell table:style-name="ce34" office:value-type="string" calcext:value-type="string">
            <text:p>Stunde</text:p>
          </table:table-cell>
          <table:table-cell table:style-name="ce40" office:value-type="string" calcext:value-type="string">
            <text:p>Prognose</text:p>
          </table:table-cell>
          <table:table-cell table:style-name="ce40" office:value-type="string" calcext:value-type="string">
            <office:annotation draw:style-name="gr1" draw:text-style-name="P2" svg:width="2.899cm" svg:height="1.799cm" svg:x="8.944cm" svg:y="1.225cm" draw:caption-point-x="-0.61cm" draw:caption-point-y="1.51cm">
              <dc:date>2022-06-26T00:00:00</dc:date>
              <text:p text:style-name="P1"><text:span text:style-name="T1">Prognose innerhalb des Zeitfensters</text:span></text:p>
              <text:p text:style-name="P1"><text:span text:style-name="T1"/></text:p>
            </office:annotation>
            <text:p>Pro/akt</text:p>
          </table:table-cell>
          <table:table-cell table:style-name="ce44" office:value-type="string" calcext:value-type="string">
            <text:p>Ladewert</text:p>
          </table:table-cell>
          <table:table-cell table:style-name="ce68" office:value-type="string" calcext:value-type="string">
            <text:p>Pro/akt-Abzugswert</text:p>
          </table:table-cell>
          <table:table-cell table:style-name="ce70" office:value-type="string" calcext:value-type="string">
            <text:p>Divisor</text:p>
          </table:table-cell>
          <table:table-cell table:style-name="ce22" office:value-type="string" calcext:value-type="string">
            <office:annotation draw:style-name="gr2" draw:text-style-name="P2" svg:width="2.899cm" svg:height="4.151cm" svg:x="20.553cm" svg:y="1.225cm" draw:caption-point-x="-0.61cm" draw:caption-point-y="1.51cm">
              <dc:date>2022-07-15T00:00:00</dc:date>
              <text:p text:style-name="P1"><text:span text:style-name="T1">Wenn Wert positiv, Ladewert = 0, warten:</text:span></text:p>
              <text:p text:style-name="P1"><text:span text:style-name="T1"><text:line-break/></text:span><text:span text:style-name="T1">Tagesüberschuß ist mehr als BattkapaFaktor X BattKapa</text:span></text:p>
              <text:p text:style-name="P1"><text:span text:style-name="T1"/></text:p>
              <text:p text:style-name="P1"><text:span text:style-name="T1"/></text:p>
            </office:annotation>
            <text:p>Ladestart Versch</text:p>
          </table:table-cell>
          <table:table-cell table:style-name="ce70" table:number-columns-repeated="2"/>
          <table:table-cell table:style-name="ce27"/>
          <table:table-cell table:style-name="ce46"/>
          <table:table-cell table:style-name="ce70" table:number-columns-repeated="1012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32" office:value-type="float" office:value="237" calcext:value-type="float">
            <text:p>237</text:p>
          </table:table-cell>
          <table:table-cell table:formula="of:=IF(OR([.A7]&lt;[.$D$4];[.A7]&gt;=[.$C$4]);0;[.B7])" office:value-type="float" office:value="0" calcext:value-type="float">
            <text:p>0</text:p>
          </table:table-cell>
          <table:table-cell table:style-name="ce47" table:formula="of:=IF([.G7]&gt;0;0;IF((([.$C$4]-[.A7])*[.F7])=0;0;(IF([.E7]/[.F7] &gt; [.$E$4];[.$E$4];[.E7]/[.F7]))))" office:value-type="float" office:value="0" calcext:value-type="float">
            <text:p>0</text:p>
          </table:table-cell>
          <table:table-cell table:formula="of:=IF(([.C7]-[.$A$4])&lt;0;0;([.C7]-[.$A$4]))" office:value-type="float" office:value="0" calcext:value-type="float">
            <text:p>0</text:p>
          </table:table-cell>
          <table:table-cell table:formula="of:=IF([.$B$4] = 0;1; (([.$C$4]-[.A7])*[.$B$4]))" office:value-type="float" office:value="13.2" calcext:value-type="float">
            <text:p>13,2</text:p>
          </table:table-cell>
          <table:table-cell table:style-name="ce23" table:formula="of:=IF([.$F$4] = 0;0;(SUM([.C7:.$C$21])-([.$C$4]-[.A7])*[.$G$4])/(IF(11-[.$F$4]&lt;1;1;[.$F$5]-[.$F$4]+1))-[.$C$25])" office:value-type="float" office:value="1307.66666666667" calcext:value-type="float">
            <text:p>1308</text:p>
          </table:table-cell>
          <table:table-cell table:number-columns-repeated="1016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32" office:value-type="float" office:value="1307" calcext:value-type="float">
            <text:p>1307</text:p>
          </table:table-cell>
          <table:table-cell table:formula="of:=IF(OR([.A8]&lt;[.$D$4];[.A8]&gt;=[.$C$4]);0;[.B8])" office:value-type="float" office:value="1307" calcext:value-type="float">
            <text:p>1307</text:p>
          </table:table-cell>
          <table:table-cell table:style-name="ce47" table:formula="of:=IF([.G8]&gt;0;0;IF((([.$C$4]-[.A8])*[.F8])=0;0;(IF([.E8]/[.F8] &gt; [.$E$4];[.$E$4];[.E8]/[.F8]))))" office:value-type="float" office:value="0" calcext:value-type="float">
            <text:p>0</text:p>
          </table:table-cell>
          <table:table-cell table:formula="of:=IF(([.C8]-[.$A$4])&lt;0;0;([.C8]-[.$A$4]))" office:value-type="float" office:value="0" calcext:value-type="float">
            <text:p>0</text:p>
          </table:table-cell>
          <table:table-cell table:formula="of:=IF([.$B$4] = 0;1; (([.$C$4]-[.A8])*[.$B$4]))" office:value-type="float" office:value="12" calcext:value-type="float">
            <text:p>12</text:p>
          </table:table-cell>
          <table:table-cell table:style-name="ce23" table:formula="of:=IF([.$F$4] = 0;0;(SUM([.C8:.$C$21])-([.$C$4]-[.A8])*[.$G$4])/(IF(11-[.$F$4]&lt;1;1;[.$F$5]-[.$F$4]+1))-[.$C$25])" office:value-type="float" office:value="1391" calcext:value-type="float">
            <text:p>1391</text:p>
          </table:table-cell>
          <table:table-cell table:number-columns-repeated="1016"/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table:style-name="ce32" office:value-type="float" office:value="3158" calcext:value-type="float">
            <text:p>3158</text:p>
          </table:table-cell>
          <table:table-cell table:formula="of:=IF(OR([.A9]&lt;[.$D$4];[.A9]&gt;=[.$C$4]);0;[.B9])" office:value-type="float" office:value="3158" calcext:value-type="float">
            <text:p>3158</text:p>
          </table:table-cell>
          <table:table-cell table:style-name="ce47" table:formula="of:=IF([.G9]&gt;0;0;IF((([.$C$4]-[.A9])*[.F9])=0;0;(IF([.E9]/[.F9] &gt; [.$E$4];[.$E$4];[.E9]/[.F9]))))" office:value-type="float" office:value="0" calcext:value-type="float">
            <text:p>0</text:p>
          </table:table-cell>
          <table:table-cell table:formula="of:=IF(([.C9]-[.$A$4])&lt;0;0;([.C9]-[.$A$4]))" office:value-type="float" office:value="558" calcext:value-type="float">
            <text:p>558</text:p>
          </table:table-cell>
          <table:table-cell table:formula="of:=IF([.$B$4] = 0;1; (([.$C$4]-[.A9])*[.$B$4]))" office:value-type="float" office:value="10.8" calcext:value-type="float">
            <text:p>10,8</text:p>
          </table:table-cell>
          <table:table-cell table:style-name="ce23" table:formula="of:=IF([.$F$4] = 0;0;(SUM([.C9:.$C$21])-([.$C$4]-[.A9])*[.$G$4])/(IF(11-[.$F$4]&lt;1;1;[.$F$5]-[.$F$4]+1))-[.$C$25])" office:value-type="float" office:value="1256.5" calcext:value-type="float">
            <text:p>1257</text:p>
          </table:table-cell>
          <table:table-cell table:number-columns-repeated="1016"/>
        </table:table-row>
        <table:table-row table:style-name="ro1">
          <table:table-cell table:style-name="ce35" office:value-type="float" office:value="9" calcext:value-type="float">
            <text:p>9</text:p>
          </table:table-cell>
          <table:table-cell table:style-name="ce32" office:value-type="float" office:value="5075" calcext:value-type="float">
            <text:p>5075</text:p>
          </table:table-cell>
          <table:table-cell table:formula="of:=IF(OR([.A10]&lt;[.$D$4];[.A10]&gt;=[.$C$4]);0;[.B10])" office:value-type="float" office:value="5075" calcext:value-type="float">
            <text:p>5075</text:p>
          </table:table-cell>
          <table:table-cell table:style-name="ce47" table:formula="of:=IF([.G10]&gt;0;0;IF((([.$C$4]-[.A10])*[.F10])=0;0;(IF([.E10]/[.F10] &gt; [.$E$4];[.$E$4];[.E10]/[.F10]))))" office:value-type="float" office:value="0" calcext:value-type="float">
            <text:p>0</text:p>
          </table:table-cell>
          <table:table-cell table:formula="of:=IF(([.C10]-[.$A$4])&lt;0;0;([.C10]-[.$A$4]))" office:value-type="float" office:value="2475" calcext:value-type="float">
            <text:p>2475</text:p>
          </table:table-cell>
          <table:table-cell table:formula="of:=IF([.$B$4] = 0;1; (([.$C$4]-[.A10])*[.$B$4]))" office:value-type="float" office:value="9.6" calcext:value-type="float">
            <text:p>9,6</text:p>
          </table:table-cell>
          <table:table-cell table:style-name="ce23" table:formula="of:=IF([.$F$4] = 0;0;(SUM([.C10:.$C$21])-([.$C$4]-[.A10])*[.$G$4])/(IF(11-[.$F$4]&lt;1;1;[.$F$5]-[.$F$4]+1))-[.$C$25])" office:value-type="float" office:value="813.5" calcext:value-type="float">
            <text:p>814</text:p>
          </table:table-cell>
          <table:table-cell table:number-columns-repeated="1016"/>
        </table:table-row>
        <table:table-row table:style-name="ro1">
          <table:table-cell table:style-name="ce35" office:value-type="float" office:value="10" calcext:value-type="float">
            <text:p>10</text:p>
          </table:table-cell>
          <table:table-cell table:style-name="ce32" office:value-type="float" office:value="6792" calcext:value-type="float">
            <text:p>6792</text:p>
          </table:table-cell>
          <table:table-cell table:formula="of:=IF(OR([.A11]&lt;[.$D$4];[.A11]&gt;=[.$C$4]);0;[.B11])" office:value-type="float" office:value="6792" calcext:value-type="float">
            <text:p>6792</text:p>
          </table:table-cell>
          <table:table-cell table:style-name="ce47" table:formula="of:=IF([.G11]&gt;0;0;IF((([.$C$4]-[.A11])*[.F11])=0;0;(IF([.E11]/[.F11] &gt; [.$E$4];[.$E$4];[.E11]/[.F11]))))" office:value-type="float" office:value="0" calcext:value-type="float">
            <text:p>0</text:p>
          </table:table-cell>
          <table:table-cell table:formula="of:=IF(([.C11]-[.$A$4])&lt;0;0;([.C11]-[.$A$4]))" office:value-type="float" office:value="4192" calcext:value-type="float">
            <text:p>4192</text:p>
          </table:table-cell>
          <table:table-cell table:formula="of:=IF([.$B$4] = 0;1; (([.$C$4]-[.A11])*[.$B$4]))" office:value-type="float" office:value="8.4" calcext:value-type="float">
            <text:p>8,4</text:p>
          </table:table-cell>
          <table:table-cell table:style-name="ce23" table:formula="of:=IF([.$F$4] = 0;0;(SUM([.C11:.$C$21])-([.$C$4]-[.A11])*[.$G$4])/(IF(11-[.$F$4]&lt;1;1;[.$F$5]-[.$F$4]+1))-[.$C$25])"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table:style-name="ce35" office:value-type="float" office:value="11" calcext:value-type="float">
            <text:p>11</text:p>
          </table:table-cell>
          <table:table-cell table:style-name="ce32" office:value-type="float" office:value="8005" calcext:value-type="float">
            <text:p>8005</text:p>
          </table:table-cell>
          <table:table-cell table:formula="of:=IF(OR([.A12]&lt;[.$D$4];[.A12]&gt;=[.$C$4]);0;[.B12])" office:value-type="float" office:value="8005" calcext:value-type="float">
            <text:p>8005</text:p>
          </table:table-cell>
          <table:table-cell table:style-name="ce47" table:formula="of:=IF([.G12]&gt;0;0;IF((([.$C$4]-[.A12])*[.F12])=0;0;(IF([.E12]/[.F12] &gt; [.$E$4];[.$E$4];[.E12]/[.F12]))))" office:value-type="float" office:value="750.694444444445" calcext:value-type="float">
            <text:p>751</text:p>
          </table:table-cell>
          <table:table-cell table:formula="of:=IF(([.C12]-[.$A$4])&lt;0;0;([.C12]-[.$A$4]))" office:value-type="float" office:value="5405" calcext:value-type="float">
            <text:p>5405</text:p>
          </table:table-cell>
          <table:table-cell table:formula="of:=IF([.$B$4] = 0;1; (([.$C$4]-[.A12])*[.$B$4]))" office:value-type="float" office:value="7.2" calcext:value-type="float">
            <text:p>7,2</text:p>
          </table:table-cell>
          <table:table-cell table:style-name="ce23" table:formula="of:=IF([.$F$4] = 0;0;(SUM([.C12:.$C$21])-([.$C$4]-[.A12])*[.$G$4])/(IF(11-[.$F$4]&lt;1;1;[.$F$5]-[.$F$4]+1))-[.$C$25])" office:value-type="float" office:value="-997.666666666667" calcext:value-type="float">
            <text:p>-998</text:p>
          </table:table-cell>
          <table:table-cell table:number-columns-repeated="1016"/>
        </table:table-row>
        <table:table-row table:style-name="ro1">
          <table:table-cell table:style-name="ce35" office:value-type="float" office:value="12" calcext:value-type="float">
            <text:p>12</text:p>
          </table:table-cell>
          <table:table-cell table:style-name="ce32" office:value-type="float" office:value="8681" calcext:value-type="float">
            <text:p>8681</text:p>
          </table:table-cell>
          <table:table-cell table:formula="of:=IF(OR([.A13]&lt;[.$D$4];[.A13]&gt;=[.$C$4]);0;[.B13])" office:value-type="float" office:value="8681" calcext:value-type="float">
            <text:p>8681</text:p>
          </table:table-cell>
          <table:table-cell table:style-name="ce47" table:formula="of:=IF([.G13]&gt;0;0;IF((([.$C$4]-[.A13])*[.F13])=0;0;(IF([.E13]/[.F13] &gt; [.$E$4];[.$E$4];[.E13]/[.F13]))))" office:value-type="float" office:value="1013.5" calcext:value-type="float">
            <text:p>1014</text:p>
          </table:table-cell>
          <table:table-cell table:formula="of:=IF(([.C13]-[.$A$4])&lt;0;0;([.C13]-[.$A$4]))" office:value-type="float" office:value="6081" calcext:value-type="float">
            <text:p>6081</text:p>
          </table:table-cell>
          <table:table-cell table:formula="of:=IF([.$B$4] = 0;1; (([.$C$4]-[.A13])*[.$B$4]))" office:value-type="float" office:value="6" calcext:value-type="float">
            <text:p>6</text:p>
          </table:table-cell>
          <table:table-cell table:style-name="ce23" table:formula="of:=IF([.$F$4] = 0;0;(SUM([.C13:.$C$21])-([.$C$4]-[.A13])*[.$G$4])/(IF(11-[.$F$4]&lt;1;1;[.$F$5]-[.$F$4]+1))-[.$C$25])" office:value-type="float" office:value="-2248.5" calcext:value-type="float">
            <text:p>-2249</text:p>
          </table:table-cell>
          <table:table-cell table:number-columns-repeated="1016"/>
        </table:table-row>
        <table:table-row table:style-name="ro1">
          <table:table-cell table:style-name="ce35" office:value-type="float" office:value="13" calcext:value-type="float">
            <text:p>13</text:p>
          </table:table-cell>
          <table:table-cell table:style-name="ce32" office:value-type="float" office:value="8389" calcext:value-type="float">
            <text:p>8389</text:p>
          </table:table-cell>
          <table:table-cell table:formula="of:=IF(OR([.A14]&lt;[.$D$4];[.A14]&gt;=[.$C$4]);0;[.B14])" office:value-type="float" office:value="8389" calcext:value-type="float">
            <text:p>8389</text:p>
          </table:table-cell>
          <table:table-cell table:style-name="ce47" table:formula="of:=IF([.G14]&gt;0;0;IF((([.$C$4]-[.A14])*[.F14])=0;0;(IF([.E14]/[.F14] &gt; [.$E$4];[.$E$4];[.E14]/[.F14]))))" office:value-type="float" office:value="1206.04166666667" calcext:value-type="float">
            <text:p>1206</text:p>
          </table:table-cell>
          <table:table-cell table:formula="of:=IF(([.C14]-[.$A$4])&lt;0;0;([.C14]-[.$A$4]))" office:value-type="float" office:value="5789" calcext:value-type="float">
            <text:p>5789</text:p>
          </table:table-cell>
          <table:table-cell table:formula="of:=IF([.$B$4] = 0;1; (([.$C$4]-[.A14])*[.$B$4]))" office:value-type="float" office:value="4.8" calcext:value-type="float">
            <text:p>4,8</text:p>
          </table:table-cell>
          <table:table-cell table:style-name="ce23" table:formula="of:=IF([.$F$4] = 0;0;(SUM([.C14:.$C$21])-([.$C$4]-[.A14])*[.$G$4])/(IF(11-[.$F$4]&lt;1;1;[.$F$5]-[.$F$4]+1))-[.$C$25])" office:value-type="float" office:value="-3612" calcext:value-type="float">
            <text:p>-3612</text:p>
          </table:table-cell>
          <table:table-cell table:number-columns-repeated="1016"/>
        </table:table-row>
        <table:table-row table:style-name="ro1">
          <table:table-cell table:style-name="ce35" office:value-type="float" office:value="14" calcext:value-type="float">
            <text:p>14</text:p>
          </table:table-cell>
          <table:table-cell table:style-name="ce32" office:value-type="float" office:value="7647" calcext:value-type="float">
            <text:p>7647</text:p>
          </table:table-cell>
          <table:table-cell table:formula="of:=IF(OR([.A15]&lt;[.$D$4];[.A15]&gt;=[.$C$4]);0;[.B15])" office:value-type="float" office:value="7647" calcext:value-type="float">
            <text:p>7647</text:p>
          </table:table-cell>
          <table:table-cell table:style-name="ce47" table:formula="of:=IF([.G15]&gt;0;0;IF((([.$C$4]-[.A15])*[.F15])=0;0;(IF([.E15]/[.F15] &gt; [.$E$4];[.$E$4];[.E15]/[.F15]))))" office:value-type="float" office:value="1401.94444444444" calcext:value-type="float">
            <text:p>1402</text:p>
          </table:table-cell>
          <table:table-cell table:formula="of:=IF(([.C15]-[.$A$4])&lt;0;0;([.C15]-[.$A$4]))" office:value-type="float" office:value="5047" calcext:value-type="float">
            <text:p>5047</text:p>
          </table:table-cell>
          <table:table-cell table:formula="of:=IF([.$B$4] = 0;1; (([.$C$4]-[.A15])*[.$B$4]))" office:value-type="float" office:value="3.6" calcext:value-type="float">
            <text:p>3,6</text:p>
          </table:table-cell>
          <table:table-cell table:style-name="ce23" table:formula="of:=IF([.$F$4] = 0;0;(SUM([.C15:.$C$21])-([.$C$4]-[.A15])*[.$G$4])/(IF(11-[.$F$4]&lt;1;1;[.$F$5]-[.$F$4]+1))-[.$C$25])" office:value-type="float" office:value="-4926.83333333333" calcext:value-type="float">
            <text:p>-4927</text:p>
          </table:table-cell>
          <table:table-cell table:number-columns-repeated="1016"/>
        </table:table-row>
        <table:table-row table:style-name="ro1">
          <table:table-cell table:style-name="ce35" office:value-type="float" office:value="15" calcext:value-type="float">
            <text:p>15</text:p>
          </table:table-cell>
          <table:table-cell table:style-name="ce32" office:value-type="float" office:value="6593" calcext:value-type="float">
            <text:p>6593</text:p>
          </table:table-cell>
          <table:table-cell table:formula="of:=IF(OR([.A16]&lt;[.$D$4];[.A16]&gt;=[.$C$4]);0;[.B16])" office:value-type="float" office:value="6593" calcext:value-type="float">
            <text:p>6593</text:p>
          </table:table-cell>
          <table:table-cell table:style-name="ce47" table:formula="of:=IF([.G16]&gt;0;0;IF((([.$C$4]-[.A16])*[.F16])=0;0;(IF([.E16]/[.F16] &gt; [.$E$4];[.$E$4];[.E16]/[.F16]))))" office:value-type="float" office:value="1663.75" calcext:value-type="float">
            <text:p>1664</text:p>
          </table:table-cell>
          <table:table-cell table:formula="of:=IF(([.C16]-[.$A$4])&lt;0;0;([.C16]-[.$A$4]))" office:value-type="float" office:value="3993" calcext:value-type="float">
            <text:p>3993</text:p>
          </table:table-cell>
          <table:table-cell table:formula="of:=IF([.$B$4] = 0;1; (([.$C$4]-[.A16])*[.$B$4]))" office:value-type="float" office:value="2.4" calcext:value-type="float">
            <text:p>2,4</text:p>
          </table:table-cell>
          <table:table-cell table:style-name="ce23" table:formula="of:=IF([.$F$4] = 0;0;(SUM([.C16:.$C$21])-([.$C$4]-[.A16])*[.$G$4])/(IF(11-[.$F$4]&lt;1;1;[.$F$5]-[.$F$4]+1))-[.$C$25])" office:value-type="float" office:value="-6118" calcext:value-type="float">
            <text:p>-6118</text:p>
          </table:table-cell>
          <table:table-cell table:number-columns-repeated="1016"/>
        </table:table-row>
        <table:table-row table:style-name="ro1">
          <table:table-cell table:style-name="ce35" office:value-type="float" office:value="16" calcext:value-type="float">
            <text:p>16</text:p>
          </table:table-cell>
          <table:table-cell table:style-name="ce32" office:value-type="float" office:value="5009" calcext:value-type="float">
            <text:p>5009</text:p>
          </table:table-cell>
          <table:table-cell table:formula="of:=IF(OR([.A17]&lt;[.$D$4];[.A17]&gt;=[.$C$4]);0;[.B17])" office:value-type="float" office:value="5009" calcext:value-type="float">
            <text:p>5009</text:p>
          </table:table-cell>
          <table:table-cell table:style-name="ce47" table:formula="of:=IF([.G17]&gt;0;0;IF((([.$C$4]-[.A17])*[.F17])=0;0;(IF([.E17]/[.F17] &gt; [.$E$4];[.$E$4];[.E17]/[.F17]))))" office:value-type="float" office:value="2007.5" calcext:value-type="float">
            <text:p>2008</text:p>
          </table:table-cell>
          <table:table-cell table:formula="of:=IF(([.C17]-[.$A$4])&lt;0;0;([.C17]-[.$A$4]))" office:value-type="float" office:value="2409" calcext:value-type="float">
            <text:p>2409</text:p>
          </table:table-cell>
          <table:table-cell table:formula="of:=IF([.$B$4] = 0;1; (([.$C$4]-[.A17])*[.$B$4]))" office:value-type="float" office:value="1.2" calcext:value-type="float">
            <text:p>1,2</text:p>
          </table:table-cell>
          <table:table-cell table:style-name="ce23" table:formula="of:=IF([.$F$4] = 0;0;(SUM([.C17:.$C$21])-([.$C$4]-[.A17])*[.$G$4])/(IF(11-[.$F$4]&lt;1;1;[.$F$5]-[.$F$4]+1))-[.$C$25])" office:value-type="float" office:value="-7133.5" calcext:value-type="float">
            <text:p>-7134</text:p>
          </table:table-cell>
          <table:table-cell table:number-columns-repeated="1016"/>
        </table:table-row>
        <table:table-row table:style-name="ro1">
          <table:table-cell table:style-name="ce35" office:value-type="float" office:value="17" calcext:value-type="float">
            <text:p>17</text:p>
          </table:table-cell>
          <table:table-cell table:style-name="ce32" office:value-type="float" office:value="3184" calcext:value-type="float">
            <text:p>3184</text:p>
          </table:table-cell>
          <table:table-cell table:formula="of:=IF(OR([.A18]&lt;[.$D$4];[.A18]&gt;=[.$C$4]);0;[.B18])" office:value-type="float" office:value="0" calcext:value-type="float">
            <text:p>0</text:p>
          </table:table-cell>
          <table:table-cell table:style-name="ce47" table:formula="of:=IF([.G18]&gt;0;0;IF((([.$C$4]-[.A18])*[.F18])=0;0;(IF([.E18]/[.F18] &gt; [.$E$4];[.$E$4];[.E18]/[.F18]))))" office:value-type="float" office:value="0" calcext:value-type="float">
            <text:p>0</text:p>
          </table:table-cell>
          <table:table-cell table:formula="of:=IF(([.C18]-[.$A$4])&lt;0;0;([.C18]-[.$A$4]))" office:value-type="float" office:value="0" calcext:value-type="float">
            <text:p>0</text:p>
          </table:table-cell>
          <table:table-cell table:formula="of:=IF([.$B$4] = 0;1; (([.$C$4]-[.A18])*[.$B$4]))" office:value-type="float" office:value="0" calcext:value-type="float">
            <text:p>0</text:p>
          </table:table-cell>
          <table:table-cell table:style-name="ce23" table:formula="of:=IF([.$F$4] = 0;0;(SUM([.C18:.$C$21])-([.$C$4]-[.A18])*[.$G$4])/(IF(11-[.$F$4]&lt;1;1;[.$F$5]-[.$F$4]+1))-[.$C$25])" office:value-type="float" office:value="-7885" calcext:value-type="float">
            <text:p>-7885</text:p>
          </table:table-cell>
          <table:table-cell table:number-columns-repeated="1016"/>
        </table:table-row>
        <table:table-row table:style-name="ro1">
          <table:table-cell table:style-name="ce35" office:value-type="float" office:value="18" calcext:value-type="float">
            <text:p>18</text:p>
          </table:table-cell>
          <table:table-cell table:style-name="ce32" office:value-type="float" office:value="1386" calcext:value-type="float">
            <text:p>1386</text:p>
          </table:table-cell>
          <table:table-cell table:formula="of:=IF(OR([.A19]&lt;[.$D$4];[.A19]&gt;=[.$C$4]);0;[.B19])" office:value-type="float" office:value="0" calcext:value-type="float">
            <text:p>0</text:p>
          </table:table-cell>
          <table:table-cell table:style-name="ce47" table:formula="of:=IF([.G19]&gt;0;0;IF((([.$C$4]-[.A19])*[.F19])=0;0;(IF([.E19]/[.F19] &gt; [.$E$4];[.$E$4];[.E19]/[.F19]))))" office:value-type="float" office:value="-0" calcext:value-type="float">
            <text:p>0</text:p>
          </table:table-cell>
          <table:table-cell table:formula="of:=IF(([.C19]-[.$A$4])&lt;0;0;([.C19]-[.$A$4]))" office:value-type="float" office:value="0" calcext:value-type="float">
            <text:p>0</text:p>
          </table:table-cell>
          <table:table-cell table:formula="of:=IF([.$B$4] = 0;1; (([.$C$4]-[.A19])*[.$B$4]))" office:value-type="float" office:value="-1.2" calcext:value-type="float">
            <text:p>-1,2</text:p>
          </table:table-cell>
          <table:table-cell table:style-name="ce23" table:formula="of:=IF([.$F$4] = 0;0;(SUM([.C19:.$C$21])-([.$C$4]-[.A19])*[.$G$4])/(IF(11-[.$F$4]&lt;1;1;[.$F$5]-[.$F$4]+1))-[.$C$25])" office:value-type="float" office:value="-7801.66666666667" calcext:value-type="float">
            <text:p>-7802</text:p>
          </table:table-cell>
          <table:table-cell table:number-columns-repeated="1016"/>
        </table:table-row>
        <table:table-row table:style-name="ro1">
          <table:table-cell table:style-name="ce35" office:value-type="float" office:value="19" calcext:value-type="float">
            <text:p>19</text:p>
          </table:table-cell>
          <table:table-cell table:style-name="ce32" office:value-type="float" office:value="321" calcext:value-type="float">
            <text:p>321</text:p>
          </table:table-cell>
          <table:table-cell table:formula="of:=IF(OR([.A20]&lt;[.$D$4];[.A20]&gt;=[.$C$4]);0;[.B20])" office:value-type="float" office:value="0" calcext:value-type="float">
            <text:p>0</text:p>
          </table:table-cell>
          <table:table-cell table:style-name="ce47" table:formula="of:=IF([.G20]&gt;0;0;IF((([.$C$4]-[.A20])*[.F20])=0;0;(IF([.E20]/[.F20] &gt; [.$E$4];[.$E$4];[.E20]/[.F20]))))" office:value-type="float" office:value="-0" calcext:value-type="float">
            <text:p>0</text:p>
          </table:table-cell>
          <table:table-cell table:formula="of:=IF(([.C20]-[.$A$4])&lt;0;0;([.C20]-[.$A$4]))" office:value-type="float" office:value="0" calcext:value-type="float">
            <text:p>0</text:p>
          </table:table-cell>
          <table:table-cell table:formula="of:=IF([.$B$4] = 0;1; (([.$C$4]-[.A20])*[.$B$4]))" office:value-type="float" office:value="-2.4" calcext:value-type="float">
            <text:p>-2,4</text:p>
          </table:table-cell>
          <table:table-cell table:style-name="ce23" table:formula="of:=IF([.$F$4] = 0;0;(SUM([.C20:.$C$21])-([.$C$4]-[.A20])*[.$G$4])/(IF(11-[.$F$4]&lt;1;1;[.$F$5]-[.$F$4]+1))-[.$C$25])" office:value-type="float" office:value="-7718.33333333333" calcext:value-type="float">
            <text:p>-7718</text:p>
          </table:table-cell>
          <table:table-cell table:number-columns-repeated="1016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style-name="ce32" office:value-type="float" office:value="0" calcext:value-type="float">
            <text:p>0</text:p>
          </table:table-cell>
          <table:table-cell table:formula="of:=IF(OR([.A21]&lt;[.$D$4];[.A21]&gt;=[.$C$4]);0;[.B21])" office:value-type="float" office:value="0" calcext:value-type="float">
            <text:p>0</text:p>
          </table:table-cell>
          <table:table-cell table:style-name="ce47" table:formula="of:=IF([.G21]&gt;0;0;IF((([.$C$4]-[.A21])*[.F21])=0;0;(IF([.E21]/[.F21] &gt; [.$E$4];[.$E$4];[.E21]/[.F21]))))" office:value-type="float" office:value="-0" calcext:value-type="float">
            <text:p>0</text:p>
          </table:table-cell>
          <table:table-cell table:formula="of:=IF(([.C21]-[.$A$4])&lt;0;0;([.C21]-[.$A$4]))" office:value-type="float" office:value="0" calcext:value-type="float">
            <text:p>0</text:p>
          </table:table-cell>
          <table:table-cell table:formula="of:=IF([.$B$4] = 0;1; (([.$C$4]-[.A21])*[.$B$4]))" office:value-type="float" office:value="-3.6" calcext:value-type="float">
            <text:p>-3,6</text:p>
          </table:table-cell>
          <table:table-cell table:style-name="ce23" table:formula="of:=IF([.$F$4] = 0;0;(SUM([.C21:.$C$21])-([.$C$4]-[.A21])*[.$G$4])/(IF(11-[.$F$4]&lt;1;1;[.$F$5]-[.$F$4]+1))-[.$C$25])" office:value-type="float" office:value="-7635" calcext:value-type="float">
            <text:p>-7635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SUM([.B5:.B21])" office:value-type="float" office:value="65784" calcext:value-type="float">
            <text:p>65784</text:p>
          </table:table-cell>
          <table:table-cell table:style-name="ce41" table:formula="of:=SUM([.C7:.C21])" office:value-type="float" office:value="60656" calcext:value-type="float">
            <text:p>60656</text:p>
          </table:table-cell>
          <table:table-cell table:style-name="ce41" table:formula="of:=SUM([.D7:.D21])" office:value-type="float" office:value="8043.43055555556" calcext:value-type="float">
            <text:p>8043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Default"/>
          <table:table-cell office:value-type="string" calcext:value-type="string">
            <text:p>Soll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Wert muss + sein</text:p>
          </table:table-cell>
          <table:table-cell table:number-columns-repeated="1018"/>
        </table:table-row>
        <table:table-row table:style-name="ro5">
          <table:table-cell table:style-name="ce37" office:value-type="string" calcext:value-type="string">
            <text:p>Batteriekapazität</text:p>
          </table:table-cell>
          <table:table-cell table:style-name="ce36" office:value-type="string" calcext:value-type="string">
            <text:p>BattKapa</text:p>
          </table:table-cell>
          <table:table-cell table:style-name="ce42" office:value-type="float" office:value="7885" calcext:value-type="float">
            <text:p>7885</text:p>
          </table:table-cell>
          <table:table-cell table:style-name="ce41" table:formula="of:=[.D22]" office:value-type="float" office:value="8043.43055555556" calcext:value-type="float">
            <text:p>8043</text:p>
          </table:table-cell>
          <table:table-cell table:style-name="ce69" table:formula="of:=[.D25]-[.C25]" office:value-type="float" office:value="158.430555555556" calcext:value-type="float">
            <text:p>158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P0" style:volatile="true">
      <number:number number:decimal-places="0" loext:min-decimal-places="0" number:min-integer-digits="1"/>
    </number:number-style>
    <number:number-style style:name="N122">
      <style:text-properties fo:color="#ff0000"/>
      <number:text>-</number:text>
      <number:number number:decimal-places="0" loext:min-decimal-places="0" number:min-integer-digits="1"/>
      <style:map style:condition="value()&gt;=0" style:apply-style-name="N122P0"/>
    </number:number-style>
    <number:date-style style:name="N123">
      <number:day number:style="long"/>
      <number:text>.</number:text>
      <number:month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6">00.00.0000</text:date>, <text:time style:data-style-name="N2" text:time-value="09:12:35.20841867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7:54:18.223986970</meta:creation-date>
    <meta:print-date>2022-03-17T18:01:33.418126684</meta:print-date>
    <dc:date>2022-06-12T07:53:00.826154956</dc:date>
    <meta:editing-duration>P2DT6H29M58S</meta:editing-duration>
    <meta:editing-cycles>220</meta:editing-cycles>
    <meta:generator>LibreOffice/6.4.7.2$Linux_X86_64 LibreOffice_project/40$Build-2</meta:generator>
    <meta:document-statistic meta:table-count="1" meta:cell-count="139" meta:object-count="0"/>
  </office:meta>
</office:document-meta>
</file>